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462b" officeooo:paragraph-rsid="0018462b"/>
    </style:style>
    <style:style style:name="P2" style:family="paragraph" style:parent-style-name="Standard">
      <style:text-properties fo:font-weight="bold" officeooo:rsid="0018462b" officeooo:paragraph-rsid="0018462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8462b" officeooo:paragraph-rsid="0018462b"/>
    </style:style>
    <style:style style:name="P4" style:family="paragraph" style:parent-style-name="Standard">
      <style:text-properties style:text-underline-style="solid" style:text-underline-width="auto" style:text-underline-color="font-color" officeooo:rsid="0019fd9f" officeooo:paragraph-rsid="0019fd9f"/>
    </style:style>
    <style:style style:name="P5" style:family="paragraph" style:parent-style-name="Standard">
      <style:text-properties style:text-underline-style="solid" style:text-underline-width="auto" style:text-underline-color="font-color" officeooo:rsid="001a5f2a" officeooo:paragraph-rsid="001a5f2a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a5f2a" officeooo:paragraph-rsid="001a5f2a" style:font-weight-asian="bold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18462b" officeooo:paragraph-rsid="0018462b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19fd9f" officeooo:paragraph-rsid="0019fd9f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1c9418" officeooo:paragraph-rsid="001c9418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18462b" officeooo:paragraph-rsid="001a5f2a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1a5f2a" officeooo:paragraph-rsid="001a5f2a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1e1d1e" officeooo:paragraph-rsid="001e1d1e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1f6571" officeooo:paragraph-rsid="001f6571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19fd9f" officeooo:paragraph-rsid="0019fd9f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19fd9f" officeooo:paragraph-rsid="0019fd9f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18462b" officeooo:paragraph-rsid="001a5f2a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18462b" officeooo:paragraph-rsid="0018462b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bold" officeooo:rsid="0018462b" officeooo:paragraph-rsid="001a5f2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8462b"/>
    </style:style>
    <style:style style:name="T4" style:family="text">
      <style:text-properties officeooo:rsid="0019fd9f"/>
    </style:style>
    <style:style style:name="T5" style:family="text">
      <style:text-properties officeooo:rsid="001a5f2a"/>
    </style:style>
    <style:style style:name="T6" style:family="text">
      <style:text-properties officeooo:rsid="001c9418"/>
    </style:style>
    <style:style style:name="T7" style:family="text">
      <style:text-properties officeooo:rsid="001e1d1e"/>
    </style:style>
    <style:style style:name="T8" style:family="text">
      <style:text-properties officeooo:rsid="001f65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ks und Rechts Bewegung</text:p>
      <text:p text:style-name="P1">Der User soll sich nach links und rechts bewegen können, ohne dass er durch Wände geht.</text:p>
      <text:p text:style-name="P3">Kriterien:</text:p>
      <text:p text:style-name="P7"><text:span text:style-name="T2">- Bei drücken der Taste ‚A‘ soll sich der Charakter nach links bewegen.</text:span></text:p>
      <text:p text:style-name="P7"><text:span text:style-name="T2">- Bei drücken der Taste ‚D‘ soll sich der Charakter nach rechts bewegen.</text:span></text:p>
      <text:p text:style-name="P7"><text:span text:style-name="T2">- Bei berühren einer Hitbox, soll der Charakter stehen bleiben.</text:span></text:p>
      <text:p text:style-name="P1"/>
      <text:p text:style-name="P2">Springen, Fallen<text:span text:style-name="T4">(Gravitation)</text:span></text:p>
      <text:p text:style-name="P1">Der User soll springen und fallen können, ohne durch Böden und Decken zu gehen.</text:p>
      <text:p text:style-name="P4">Kriterien:</text:p>
      <text:p text:style-name="P8"><text:span text:style-name="T2">- Bei drücken der Taste ‚Space‘, soll der Charakter springen.</text:span></text:p>
      <text:p text:style-name="P8"><text:span text:style-name="T2">- Auf den Charakter soll eine Art Gravitation wirken.</text:span></text:p>
      <text:p text:style-name="P15"><text:span text:style-name="T3">- Bei berühren einer Hitbox, soll der Charakter stehen bleiben.</text:span><text:span text:style-name="T2"> </text:span></text:p>
      <text:p text:style-name="P1"/>
      <text:p text:style-name="P2"><text:span text:style-name="T5">Undurchdringbar</text:span> Objekte</text:p>
      <text:p text:style-name="P2"><text:span text:style-name="T1">Es soll Böden und Wände geben, die vom User nicht durchquerbar sind.</text:span></text:p>
      <text:p text:style-name="P6"><text:span text:style-name="T1">Kriterien:</text:span></text:p>
      <text:p text:style-name="P11">- Spiel-Charaktere können diese Objekte nicht durchqueren.</text:p>
      <text:p text:style-name="P11">- Projektille können diese Objekte nicht durchqueren.</text:p>
      <text:p text:style-name="P1"/>
      <text:p text:style-name="P2">Portale schießen</text:p>
      <text:p text:style-name="P1">Der User soll mit seinem Spielcharakter Portale an Oberflächen schießen können in Projektil-form.</text:p>
      <text:p text:style-name="P4">Kriterien:</text:p>
      <text:p text:style-name="P8"><text:span text:style-name="T2">- Bei Linksklick soll <text:s/>Portal_1 „geschossen“ werden.</text:span></text:p>
      <text:p text:style-name="P8"><text:span text:style-name="T2">- Bei Rechtsklick soll Portal_2 „geschossen“ werden.</text:span></text:p>
      <text:p text:style-name="P8"><text:span text:style-name="T2">- Das Projektil besitzt eine Hitbox und kann mit anderen Hitboxen kollidieren.</text:span></text:p>
      <text:p text:style-name="P8"><text:span text:style-name="T2">- Es kann jeweils nur ein Portal geben (Portal_1, Portal_2).</text:span></text:p>
      <text:p text:style-name="P9"><text:span text:style-name="T2">- Die Portale öffnen sich auf genügend großen Flächen.</text:span></text:p>
      <text:p text:style-name="P1"/>
      <text:p text:style-name="P2">Durch Portale gehen</text:p>
      <text:p text:style-name="P1">Der User soll mit seinem Spielcharakter durch ein Portal gehen und durch das andere wieder Rauskommen.</text:p>
      <text:p text:style-name="P5">Kriterien:</text:p>
      <text:p text:style-name="P11">- Spiel-Charaktere können durch beide Portale hindurchgehen können und auf der anderen „Seite“ heraus kommen.</text:p>
      <text:p text:style-name="P11">- <text:span text:style-name="T6">Die Geschwindigkeit der Charaktere bleibt erhalten, nur die Richtung wird verändert.</text:span></text:p>
      <text:p text:style-name="P17"/>
      <text:p text:style-name="P2">In<text:span text:style-name="T7">-</text:span>game Buttons</text:p>
      <text:p text:style-name="P1">Es sollen im Spiel Buttons geben, die druckempfindlich auf andere Objekte reagieren.</text:p>
      <text:p text:style-name="P6"><text:span text:style-name="T1">Kriterien:</text:span></text:p>
      <text:p text:style-name="P10"/>
      <text:p text:style-name="P1"/>
      <text:p text:style-name="P2">Sterben</text:p>
      <text:p text:style-name="P1">Der Spieler soll im Spiel durch entweder Schaden oder herrunterfallen sterben können.</text:p>
      <text:p text:style-name="P6"><text:span text:style-name="T1">Kriterien:</text:span></text:p>
      <text:p text:style-name="P12">- Wenn die Lebenspunkte des Charakters auf 0 fällt, stirbt der Charakter.</text:p>
      <text:p text:style-name="P12">- Wenn der Charakter stirbt, wird das Level neugestartet.</text:p>
      <text:p text:style-name="P1"/>
      <text:p text:style-name="P1"/>
      <text:p text:style-name="P1"/>
      <text:p text:style-name="P1"/>
      <text:p text:style-name="P1"/>
      <text:p text:style-name="P2"><text:soft-page-break/>Tragbare Objekte</text:p>
      <text:p text:style-name="P1">Der Spieler kann gewisse Objekte mit sich herumtragen.</text:p>
      <text:p text:style-name="P6"><text:span text:style-name="T1">Kriterien:</text:span></text:p>
      <text:p text:style-name="P12">- </text:p>
      <text:p text:style-name="P1"/>
      <text:p text:style-name="P2">Animationen</text:p>
      <text:p text:style-name="P1">Der Spieler soll über Animationen verfügen, z.B. beim Gehen.</text:p>
      <text:p text:style-name="P6"><text:span text:style-name="T1">Kriterien:</text:span></text:p>
      <text:p text:style-name="P12">- <text:s/><text:span text:style-name="T8">Wenn der Charakter sich nach Links oder Rechts bewegt, wird er animiert.</text:span></text:p>
      <text:p text:style-name="P13">- <text:s/>ggf. Portalanimation</text:p>
      <text:p text:style-name="P10"/>
      <text:p text:style-name="P16"/>
      <text:p text:style-name="P2">Level/<text:span text:style-name="T5">Kachel</text:span></text:p>
      <text:p text:style-name="P1">Der Spieler soll mehrere Level zur Verfügung haben.</text:p>
      <text:p text:style-name="P6"><text:span text:style-name="T1">Kriterien:</text:span></text:p>
      <text:p text:style-name="P12">- </text:p>
      <text:p text:style-name="P18"/>
      <text:p text:style-name="P1"/>
      <text:p text:style-name="P1">-----------------------------------------------------</text:p>
      <text:p text:style-name="P1"/>
      <text:p text:style-name="P1">32*3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3:50:24.264000000</meta:creation-date>
    <dc:date>2018-05-30T14:43:27.528000000</dc:date>
    <meta:editing-duration>PT21M21S</meta:editing-duration>
    <meta:editing-cycles>4</meta:editing-cycles>
    <meta:generator>LibreOffice/5.2.5.1$Windows_x86 LibreOffice_project/0312e1a284a7d50ca85a365c316c7abbf20a4d22</meta:generator>
    <meta:document-statistic meta:table-count="0" meta:image-count="0" meta:object-count="0" meta:page-count="2" meta:paragraph-count="53" meta:word-count="342" meta:character-count="2316" meta:non-whitespace-character-count="2021"/>
  </office:meta>
</office:document-meta>
</file>